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transparent" fo:border-left="0.99pt ridge #00ccff" fo:border-right="none" fo:border-top="0.99pt ridge #00ccff"/>
    </style:style>
    <style:style style:name="ce2" style:family="table-cell" style:parent-style-name="Default">
      <style:table-cell-properties fo:border-bottom="none" fo:background-color="transparent" fo:border-left="0.99pt ridge #00ccff" fo:border-right="none" fo:border-top="none"/>
    </style:style>
    <style:style style:name="ce3" style:family="table-cell" style:parent-style-name="Default">
      <style:table-cell-properties fo:border-bottom="0.99pt ridge #00ccff" fo:background-color="transparent" fo:border-left="0.99pt ridge #00ccff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order-bottom="none" fo:background-color="transparent" fo:border-left="none" fo:border-right="none" fo:border-top="0.99pt ridge #00ccff"/>
    </style:style>
    <style:style style:name="ce6" style:family="table-cell" style:parent-style-name="Default">
      <style:table-cell-properties fo:border-bottom="0.99pt ridge #00ccff" fo:background-color="transparent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none" fo:border-right="none" fo:border-top="0.99pt ridge #00cc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transparent" fo:border-left="none" fo:border-right="0.99pt ridge #00ccff" fo:border-top="0.99pt ridge #00ccff"/>
    </style:style>
    <style:style style:name="ce10" style:family="table-cell" style:parent-style-name="Default">
      <style:table-cell-properties fo:border-bottom="none" fo:background-color="transparent" fo:border-left="none" fo:border-right="0.99pt ridge #00ccff" fo:border-top="none"/>
    </style:style>
    <style:style style:name="ce11" style:family="table-cell" style:parent-style-name="Default">
      <style:table-cell-properties fo:border-bottom="0.99pt ridge #00ccff" fo:background-color="transparent" fo:border-left="none" fo:border-right="0.99pt ridge #00ccff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7" table:default-cell-style-name="ce4"/>
        <table:table-column table:style-name="co1" table:default-cell-style-name="Default"/>
        <table:table-row table:style-name="ro1">
          <table:table-cell table:style-name="ce1"/>
          <table:table-cell table:style-name="ce5" table:number-columns-repeated="2"/>
          <table:table-cell table:style-name="ce7" office:value-type="string" calcext:value-type="string">
            <text:p>Incident Kinetic Energy</text:p>
          </table:table-cell>
          <table:table-cell table:style-name="ce5" table:number-columns-repeated="4"/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4"/>
          <table:table-cell office:value-type="string" calcext:value-type="string">
            <text:p>Pion</text:p>
          </table:table-cell>
          <table:table-cell office:value-type="string" calcext:value-type="string">
            <text:p>Muo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Photon</text:p>
          </table:table-cell>
          <table:table-cell office:value-type="string" calcext:value-type="string">
            <text:p>Kaon</text:p>
          </table:table-cell>
          <table:table-cell/>
          <table:table-cell table:style-name="ce10" office:value-type="string" calcext:value-type="string">
            <text:p>Total</text:p>
          </table:table-cell>
          <table:table-cell/>
        </table:table-row>
        <table:table-row table:style-name="ro1">
          <table:table-cell table:style-name="ce2" office:value-type="float" office:value="324889" calcext:value-type="float">
            <text:p>324889</text:p>
          </table:table-cell>
          <table:table-cell table:style-name="ce4"/>
          <table:table-cell table:formula="of:=0.484*0.75" office:value-type="float" office:value="0.363" calcext:value-type="float">
            <text:p>0.363</text:p>
          </table:table-cell>
          <table:table-cell table:formula="of:=0.022*0.9" office:value-type="float" office:value="0.0198" calcext:value-type="float">
            <text:p>0.0198</text:p>
          </table:table-cell>
          <table:table-cell table:formula="of:=0.409*0.036" office:value-type="float" office:value="0.014724" calcext:value-type="float">
            <text:p>0.014724</text:p>
          </table:table-cell>
          <table:table-cell table:formula="of:=0.084*0.009" office:value-type="float" office:value="0.000756" calcext:value-type="float">
            <text:p>0.000756</text:p>
          </table:table-cell>
          <table:table-cell table:formula="of:=0.00035*0.7" office:value-type="float" office:value="0.000245" calcext:value-type="float">
            <text:p>0.000245</text:p>
          </table:table-cell>
          <table:table-cell/>
          <table:table-cell table:style-name="ce10" table:formula="of:=SUM([.C3:.G3])" office:value-type="float" office:value="0.398525" calcext:value-type="float">
            <text:p>0.398525</text:p>
          </table:table-cell>
          <table:table-cell/>
        </table:table-row>
        <table:table-row table:style-name="ro1">
          <table:table-cell table:style-name="ce2"/>
          <table:table-cell table:style-name="ce4"/>
          <table:table-cell table:number-columns-repeated="6"/>
          <table:table-cell table:style-name="ce10"/>
          <table:table-cell/>
        </table:table-row>
        <table:table-row table:style-name="ro1">
          <table:table-cell table:style-name="ce2"/>
          <table:table-cell table:style-name="ce4"/>
          <table:table-cell table:formula="of:=[.C3]*[.$A3]*(1/[.$I3])" office:value-type="float" office:value="295928.002007402" calcext:value-type="float">
            <text:p>295928.002007402</text:p>
          </table:table-cell>
          <table:table-cell table:formula="of:=[.D3]*[.$A3]*(1/[.$I3])" office:value-type="float" office:value="16141.5273822219" calcext:value-type="float">
            <text:p>16141.5273822219</text:p>
          </table:table-cell>
          <table:table-cell table:formula="of:=[.E3]*[.$A3]*(1/[.$I3])" office:value-type="float" office:value="12003.4267260523" calcext:value-type="float">
            <text:p>12003.4267260523</text:p>
          </table:table-cell>
          <table:table-cell table:formula="of:=[.F3]*[.$A3]*(1/[.$I3])" office:value-type="float" office:value="616.312863684838" calcext:value-type="float">
            <text:p>616.3128636848</text:p>
          </table:table-cell>
          <table:table-cell table:formula="of:=[.G3]*[.$A3]*(1/[.$I3])" office:value-type="float" office:value="199.731020638605" calcext:value-type="float">
            <text:p>199.7310206386</text:p>
          </table:table-cell>
          <table:table-cell/>
          <table:table-cell table:style-name="ce10" table:formula="of:=SUM([.C5:.G5])" office:value-type="float" office:value="324889" calcext:value-type="float">
            <text:p>324889</text:p>
          </table:table-cell>
          <table:table-cell table:formula="of:=[.A3]-[.I5]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style-name="ce4"/>
          <table:table-cell table:number-columns-repeated="6"/>
          <table:table-cell table:style-name="ce10"/>
          <table:table-cell/>
        </table:table-row>
        <table:table-row table:style-name="ro1">
          <table:table-cell table:style-name="ce2" office:value-type="string" calcext:value-type="string">
            <text:p>Number from straight scale:</text:p>
          </table:table-cell>
          <table:table-cell table:style-name="ce4"/>
          <table:table-cell office:value-type="float" office:value="75162" calcext:value-type="float">
            <text:p>75162</text:p>
          </table:table-cell>
          <table:table-cell office:value-type="float" office:value="205728" calcext:value-type="float">
            <text:p>205728</text:p>
          </table:table-cell>
          <table:table-cell office:value-type="float" office:value="7185.76" calcext:value-type="float">
            <text:p>7185.76</text:p>
          </table:table-cell>
          <table:table-cell office:value-type="float" office:value="576.713" calcext:value-type="float">
            <text:p>576.713</text:p>
          </table:table-cell>
          <table:table-cell office:value-type="float" office:value="36236.2" calcext:value-type="float">
            <text:p>36236.2</text:p>
          </table:table-cell>
          <table:table-cell/>
          <table:table-cell table:style-name="ce10" table:formula="of:=[.G7]+[.F7]+[.E7]+[.D7]+[.C7]" office:value-type="float" office:value="324888.673" calcext:value-type="float">
            <text:p>324888.673</text:p>
          </table:table-cell>
          <table:table-cell table:formula="of:=[.A3]-[.I7]" office:value-type="float" office:value="0.326999999990221" calcext:value-type="float">
            <text:p>0.327</text:p>
          </table:table-cell>
        </table:table-row>
        <table:table-row table:style-name="ro1">
          <table:table-cell table:style-name="ce2"/>
          <table:table-cell table:style-name="ce4"/>
          <table:table-cell table:number-columns-repeated="6"/>
          <table:table-cell table:style-name="ce10"/>
          <table:table-cell/>
        </table:table-row>
        <table:table-row table:style-name="ro1">
          <table:table-cell table:style-name="ce2" office:value-type="string" calcext:value-type="string">
            <text:p>Scale Factors</text:p>
          </table:table-cell>
          <table:table-cell table:style-name="ce4"/>
          <table:table-cell table:formula="of:=[.C7]/[.C5]" office:value-type="float" office:value="0.253987454685413" calcext:value-type="float">
            <text:p>0.2539874547</text:p>
          </table:table-cell>
          <table:table-cell table:formula="of:=[.D7]/[.D5]" office:value-type="float" office:value="12.7452622746585" calcext:value-type="float">
            <text:p>12.7452622747</text:p>
          </table:table-cell>
          <table:table-cell table:formula="of:=[.E7]/[.E5]" office:value-type="float" office:value="0.598642384712024" calcext:value-type="float">
            <text:p>0.5986423847</text:p>
          </table:table-cell>
          <table:table-cell table:formula="of:=[.F7]/[.F5]" office:value-type="float" office:value="0.935747140749137" calcext:value-type="float">
            <text:p>0.9357471407</text:p>
          </table:table-cell>
          <table:table-cell table:formula="of:=[.G7]/[.G5]" office:value-type="float" office:value="181.424997900382" calcext:value-type="float">
            <text:p>181.4249979004</text:p>
          </table:table-cell>
          <table:table-cell/>
          <table:table-cell table:style-name="ce10"/>
          <table:table-cell/>
        </table:table-row>
        <table:table-row table:style-name="ro1">
          <table:table-cell table:style-name="ce2"/>
          <table:table-cell table:style-name="ce4"/>
          <table:table-cell table:number-columns-repeated="6"/>
          <table:table-cell table:style-name="ce10"/>
          <table:table-cell/>
        </table:table-row>
        <table:table-row table:style-name="ro1">
          <table:table-cell table:style-name="ce3" office:value-type="string" calcext:value-type="string">
            <text:p>New Total</text:p>
          </table:table-cell>
          <table:table-cell table:style-name="ce6"/>
          <table:table-cell table:style-name="ce6" table:formula="of:=[.C7]*(1/[.C9])" office:value-type="float" office:value="295928.002007402" calcext:value-type="float">
            <text:p>295928.002007402</text:p>
          </table:table-cell>
          <table:table-cell table:style-name="ce6" table:formula="of:=[.D7]*(1/[.D9])" office:value-type="float" office:value="16141.5273822219" calcext:value-type="float">
            <text:p>16141.5273822219</text:p>
          </table:table-cell>
          <table:table-cell table:style-name="ce6" table:formula="of:=[.E7]*(1/[.E9])" office:value-type="float" office:value="12003.4267260523" calcext:value-type="float">
            <text:p>12003.4267260523</text:p>
          </table:table-cell>
          <table:table-cell table:style-name="ce6" table:formula="of:=[.F7]*(1/[.F9])" office:value-type="float" office:value="616.312863684838" calcext:value-type="float">
            <text:p>616.3128636848</text:p>
          </table:table-cell>
          <table:table-cell table:style-name="ce6" table:formula="of:=[.G7]*(1/[.G9])" office:value-type="float" office:value="199.731020638605" calcext:value-type="float">
            <text:p>199.7310206386</text:p>
          </table:table-cell>
          <table:table-cell table:style-name="ce6"/>
          <table:table-cell table:style-name="ce11" table:formula="of:=[.C11]+[.D11]+[.E11]+[.G11]" office:value-type="float" office:value="324272.687136315" calcext:value-type="float">
            <text:p>324272.687136315</text:p>
          </table:table-cell>
          <table:table-cell table:formula="of:=[.A3]-[.I11]" office:value-type="float" office:value="616.312863684841" calcext:value-type="float">
            <text:p>616.3128636848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/>
          <table:table-cell table:style-name="ce8" office:value-type="string" calcext:value-type="string">
            <text:p>Track Z Length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Default" table:number-columns-repeated="7"/>
          <table:table-cell/>
        </table:table-row>
        <table:table-row table:style-name="ro1">
          <table:table-cell office:value-type="float" office:value="3239" calcext:value-type="float">
            <text:p>3239</text:p>
          </table:table-cell>
          <table:table-cell/>
          <table:table-cell office:value-type="string" calcext:value-type="string">
            <text:p>Pion</text:p>
          </table:table-cell>
          <table:table-cell office:value-type="string" calcext:value-type="string">
            <text:p>Muo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Photon</text:p>
          </table:table-cell>
          <table:table-cell office:value-type="string" calcext:value-type="string">
            <text:p>Kaon</text:p>
          </table:table-cell>
          <table:table-cell/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formula="of:=0.484*0.75" office:value-type="float" office:value="0.363" calcext:value-type="float">
            <text:p>0.363</text:p>
          </table:table-cell>
          <table:table-cell table:formula="of:=0.022*0.9" office:value-type="float" office:value="0.0198" calcext:value-type="float">
            <text:p>0.0198</text:p>
          </table:table-cell>
          <table:table-cell table:formula="of:=0.409*0.036" office:value-type="float" office:value="0.014724" calcext:value-type="float">
            <text:p>0.014724</text:p>
          </table:table-cell>
          <table:table-cell table:formula="of:=0.084*0.009" office:value-type="float" office:value="0.000756" calcext:value-type="float">
            <text:p>0.000756</text:p>
          </table:table-cell>
          <table:table-cell table:formula="of:=0.00035*0.7" office:value-type="float" office:value="0.000245" calcext:value-type="float">
            <text:p>0.000245</text:p>
          </table:table-cell>
          <table:table-cell/>
          <table:table-cell table:formula="of:=SUM([.C17:.G17])" office:value-type="float" office:value="0.398525" calcext:value-type="float">
            <text:p>0.39852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[.C17]*[.$A16]*(1/[.$I17])" office:value-type="float" office:value="2950.27162662317" calcext:value-type="float">
            <text:p>2950.2716266232</text:p>
          </table:table-cell>
          <table:table-cell table:formula="of:=[.D17]*[.$A16]*(1/[.$I17])" office:value-type="float" office:value="160.923906906719" calcext:value-type="float">
            <text:p>160.9239069067</text:p>
          </table:table-cell>
          <table:table-cell table:formula="of:=[.E17]*[.$A16]*(1/[.$I17])" office:value-type="float" office:value="119.668868954269" calcext:value-type="float">
            <text:p>119.6688689543</text:p>
          </table:table-cell>
          <table:table-cell table:formula="of:=[.F17]*[.$A16]*(1/[.$I17])" office:value-type="float" office:value="6.14436735462016" calcext:value-type="float">
            <text:p>6.1443673546</text:p>
          </table:table-cell>
          <table:table-cell table:formula="of:=[.G17]*[.$A16]*(1/[.$I17])" office:value-type="float" office:value="1.9912301612195" calcext:value-type="float">
            <text:p>1.9912301612</text:p>
          </table:table-cell>
          <table:table-cell/>
          <table:table-cell table:formula="of:=SUM([.C19:.G19])" office:value-type="float" office:value="3239" calcext:value-type="float">
            <text:p>3239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Number from straight scale:</text:p>
          </table:table-cell>
          <table:table-cell/>
          <table:table-cell office:value-type="float" office:value="893.146" calcext:value-type="float">
            <text:p>893.146</text:p>
          </table:table-cell>
          <table:table-cell office:value-type="float" office:value="1504.56" calcext:value-type="float">
            <text:p>1504.56</text:p>
          </table:table-cell>
          <table:table-cell office:value-type="float" office:value="151.179" calcext:value-type="float">
            <text:p>151.179</text:p>
          </table:table-cell>
          <table:table-cell office:value-type="float" office:value="10.2127" calcext:value-type="float">
            <text:p>10.2127</text:p>
          </table:table-cell>
          <table:table-cell office:value-type="float" office:value="679.902" calcext:value-type="float">
            <text:p>679.90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ale Factors</text:p>
          </table:table-cell>
          <table:table-cell/>
          <table:table-cell table:formula="of:=[.C21]/[.C19]" office:value-type="float" office:value="0.302733481195519" calcext:value-type="float">
            <text:p>0.3027334812</text:p>
          </table:table-cell>
          <table:table-cell table:formula="of:=[.D21]/[.D19]" office:value-type="float" office:value="9.34951200800846" calcext:value-type="float">
            <text:p>9.349512008</text:p>
          </table:table-cell>
          <table:table-cell table:formula="of:=[.E21]/[.E19]" office:value-type="float" office:value="1.26331101247203" calcext:value-type="float">
            <text:p>1.2633110125</text:p>
          </table:table-cell>
          <table:table-cell table:formula="of:=[.F21]/[.F19]" office:value-type="float" office:value="1.66212392758723" calcext:value-type="float">
            <text:p>1.6621239276</text:p>
          </table:table-cell>
          <table:table-cell table:formula="of:=[.G21]/[.G19]" office:value-type="float" office:value="341.448222933508" calcext:value-type="float">
            <text:p>341.44822293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 table:formula="of:=[.C21]*(1/[.C23])" office:value-type="float" office:value="2950.27162662317" calcext:value-type="float">
            <text:p>2950.2716266232</text:p>
          </table:table-cell>
          <table:table-cell table:style-name="Default" table:formula="of:=[.D21]*(1/[.D23])" office:value-type="float" office:value="160.923906906719" calcext:value-type="float">
            <text:p>160.9239069067</text:p>
          </table:table-cell>
          <table:table-cell table:style-name="Default" table:formula="of:=[.E21]*(1/[.E23])" office:value-type="float" office:value="119.668868954269" calcext:value-type="float">
            <text:p>119.6688689543</text:p>
          </table:table-cell>
          <table:table-cell table:style-name="Default" table:formula="of:=[.F21]*(1/[.F23])" office:value-type="float" office:value="6.14436735462016" calcext:value-type="float">
            <text:p>6.1443673546</text:p>
          </table:table-cell>
          <table:table-cell table:style-name="Default" table:formula="of:=[.G21]*(1/[.G23])" office:value-type="float" office:value="1.9912301612195" calcext:value-type="float">
            <text:p>1.9912301612</text:p>
          </table:table-cell>
          <table:table-cell table:style-name="Default"/>
          <table:table-cell table:style-name="Default" table:formula="of:=[.C25]+[.D25]+[.E25]+[.G25]" office:value-type="float" office:value="3232.85563264538" calcext:value-type="float">
            <text:p>3232.8556326454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/>
          <table:table-cell table:style-name="ce8" office:value-type="string" calcext:value-type="string">
            <text:p>Interacting KE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Default" table:number-columns-repeated="7"/>
          <table:table-cell/>
        </table:table-row>
        <table:table-row table:style-name="ro1">
          <table:table-cell office:value-type="float" office:value="1733.4" calcext:value-type="float">
            <text:p>1733.4</text:p>
          </table:table-cell>
          <table:table-cell/>
          <table:table-cell office:value-type="string" calcext:value-type="string">
            <text:p>Pion</text:p>
          </table:table-cell>
          <table:table-cell office:value-type="string" calcext:value-type="string">
            <text:p>Muo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Photon</text:p>
          </table:table-cell>
          <table:table-cell office:value-type="string" calcext:value-type="string">
            <text:p>Kaon</text:p>
          </table:table-cell>
          <table:table-cell/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formula="of:=0.484*0.75" office:value-type="float" office:value="0.363" calcext:value-type="float">
            <text:p>0.363</text:p>
          </table:table-cell>
          <table:table-cell table:formula="of:=0.022*0.9" office:value-type="float" office:value="0.0198" calcext:value-type="float">
            <text:p>0.0198</text:p>
          </table:table-cell>
          <table:table-cell table:formula="of:=0.409*0.036" office:value-type="float" office:value="0.014724" calcext:value-type="float">
            <text:p>0.014724</text:p>
          </table:table-cell>
          <table:table-cell table:formula="of:=0.084*0.009" office:value-type="float" office:value="0.000756" calcext:value-type="float">
            <text:p>0.000756</text:p>
          </table:table-cell>
          <table:table-cell table:formula="of:=0.00035*0.7" office:value-type="float" office:value="0.000245" calcext:value-type="float">
            <text:p>0.000245</text:p>
          </table:table-cell>
          <table:table-cell/>
          <table:table-cell table:formula="of:=SUM([.C31:.G31])" office:value-type="float" office:value="0.398525" calcext:value-type="float">
            <text:p>0.39852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[.C31]*[.$A30]*(1/[.$I31])" office:value-type="float" office:value="1578.88262969701" calcext:value-type="float">
            <text:p>1578.882629697</text:p>
          </table:table-cell>
          <table:table-cell table:formula="of:=[.D31]*[.$A30]*(1/[.$I31])" office:value-type="float" office:value="86.1208707107459" calcext:value-type="float">
            <text:p>86.1208707107</text:p>
          </table:table-cell>
          <table:table-cell table:formula="of:=[.E31]*[.$A30]*(1/[.$I31])" office:value-type="float" office:value="64.0426111285365" calcext:value-type="float">
            <text:p>64.0426111285</text:p>
          </table:table-cell>
          <table:table-cell table:formula="of:=[.F31]*[.$A30]*(1/[.$I31])" office:value-type="float" office:value="3.28825142713757" calcext:value-type="float">
            <text:p>3.2882514271</text:p>
          </table:table-cell>
          <table:table-cell table:formula="of:=[.G31]*[.$A30]*(1/[.$I31])" office:value-type="float" office:value="1.06563703657236" calcext:value-type="float">
            <text:p>1.0656370366</text:p>
          </table:table-cell>
          <table:table-cell/>
          <table:table-cell table:formula="of:=SUM([.C33:.G33])" office:value-type="float" office:value="1733.4" calcext:value-type="float">
            <text:p>1733.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Number from straight scale:</text:p>
          </table:table-cell>
          <table:table-cell/>
          <table:table-cell office:value-type="float" office:value="820.408" calcext:value-type="float">
            <text:p>820.408</text:p>
          </table:table-cell>
          <table:table-cell office:value-type="float" office:value="81.9855" calcext:value-type="float">
            <text:p>81.9855</text:p>
          </table:table-cell>
          <table:table-cell office:value-type="float" office:value="239.558" calcext:value-type="float">
            <text:p>239.558</text:p>
          </table:table-cell>
          <table:table-cell office:value-type="float" office:value="13.299" calcext:value-type="float">
            <text:p>13.299</text:p>
          </table:table-cell>
          <table:table-cell office:value-type="float" office:value="578.149" calcext:value-type="float">
            <text:p>578.14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ale Factors</text:p>
          </table:table-cell>
          <table:table-cell/>
          <table:table-cell table:formula="of:=[.C35]/[.C33]" office:value-type="float" office:value="0.519613038087219" calcext:value-type="float">
            <text:p>0.5196130381</text:p>
          </table:table-cell>
          <table:table-cell table:formula="of:=[.D35]/[.D33]" office:value-type="float" office:value="0.95198178238774" calcext:value-type="float">
            <text:p>0.9519817824</text:p>
          </table:table-cell>
          <table:table-cell table:formula="of:=[.E35]/[.E33]" office:value-type="float" office:value="3.74060326052596" calcext:value-type="float">
            <text:p>3.7406032605</text:p>
          </table:table-cell>
          <table:table-cell table:formula="of:=[.F35]/[.F33]" office:value-type="float" office:value="4.04439876167766" calcext:value-type="float">
            <text:p>4.0443987617</text:p>
          </table:table-cell>
          <table:table-cell table:formula="of:=[.G35]/[.G33]" office:value-type="float" office:value="542.538387985862" calcext:value-type="float">
            <text:p>542.538387985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New Total</text:p>
          </table:table-cell>
          <table:table-cell/>
          <table:table-cell table:style-name="Default" table:formula="of:=[.C35]*(1/[.C37])" office:value-type="float" office:value="1578.88262969701" calcext:value-type="float">
            <text:p>1578.882629697</text:p>
          </table:table-cell>
          <table:table-cell table:style-name="Default" table:formula="of:=[.D35]*(1/[.D37])" office:value-type="float" office:value="86.1208707107459" calcext:value-type="float">
            <text:p>86.1208707107</text:p>
          </table:table-cell>
          <table:table-cell table:style-name="Default" table:formula="of:=[.E35]*(1/[.E37])" office:value-type="float" office:value="64.0426111285365" calcext:value-type="float">
            <text:p>64.0426111285</text:p>
          </table:table-cell>
          <table:table-cell table:style-name="Default" table:formula="of:=[.F35]*(1/[.F37])" office:value-type="float" office:value="3.28825142713757" calcext:value-type="float">
            <text:p>3.2882514271</text:p>
          </table:table-cell>
          <table:table-cell table:style-name="Default" table:formula="of:=[.G35]*(1/[.G37])" office:value-type="float" office:value="1.06563703657236" calcext:value-type="float">
            <text:p>1.0656370366</text:p>
          </table:table-cell>
          <table:table-cell table:style-name="Default"/>
          <table:table-cell table:style-name="Default" table:formula="of:=[.G39]+[.E39]+[.D39]+[.C39]" office:value-type="float" office:value="1730.11174857286" calcext:value-type="float">
            <text:p>1730.111748572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/>
          <table:table-cell table:style-name="ce8" office:value-type="string" calcext:value-type="string">
            <text:p>Track Pitch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Default" table:number-columns-repeated="7"/>
          <table:table-cell/>
        </table:table-row>
        <table:table-row table:style-name="ro1">
          <table:table-cell office:value-type="float" office:value="348140" calcext:value-type="float">
            <text:p>348140</text:p>
          </table:table-cell>
          <table:table-cell/>
          <table:table-cell office:value-type="string" calcext:value-type="string">
            <text:p>Pion</text:p>
          </table:table-cell>
          <table:table-cell office:value-type="string" calcext:value-type="string">
            <text:p>Muo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Photon</text:p>
          </table:table-cell>
          <table:table-cell office:value-type="string" calcext:value-type="string">
            <text:p>Kaon</text:p>
          </table:table-cell>
          <table:table-cell/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formula="of:=0.484*0.75" office:value-type="float" office:value="0.363" calcext:value-type="float">
            <text:p>0.363</text:p>
          </table:table-cell>
          <table:table-cell table:formula="of:=0.022*0.9" office:value-type="float" office:value="0.0198" calcext:value-type="float">
            <text:p>0.0198</text:p>
          </table:table-cell>
          <table:table-cell table:formula="of:=0.409*0.036" office:value-type="float" office:value="0.014724" calcext:value-type="float">
            <text:p>0.014724</text:p>
          </table:table-cell>
          <table:table-cell table:formula="of:=0.084*0.009" office:value-type="float" office:value="0.000756" calcext:value-type="float">
            <text:p>0.000756</text:p>
          </table:table-cell>
          <table:table-cell table:formula="of:=0.00035*0.7" office:value-type="float" office:value="0.000245" calcext:value-type="float">
            <text:p>0.000245</text:p>
          </table:table-cell>
          <table:table-cell/>
          <table:table-cell table:formula="of:=SUM([.C44:.G44])" office:value-type="float" office:value="0.398525" calcext:value-type="float">
            <text:p>0.39852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[.C44]*[.$A43]*(1/[.$I44])" office:value-type="float" office:value="317106.379775422" calcext:value-type="float">
            <text:p>317106.379775422</text:p>
          </table:table-cell>
          <table:table-cell table:formula="of:=[.D44]*[.$A43]*(1/[.$I44])" office:value-type="float" office:value="17296.7116241139" calcext:value-type="float">
            <text:p>17296.7116241139</text:p>
          </table:table-cell>
          <table:table-cell table:formula="of:=[.E44]*[.$A43]*(1/[.$I44])" office:value-type="float" office:value="12862.4637350229" calcext:value-type="float">
            <text:p>12862.4637350229</text:p>
          </table:table-cell>
          <table:table-cell table:formula="of:=[.F44]*[.$A43]*(1/[.$I44])" office:value-type="float" office:value="660.419898375259" calcext:value-type="float">
            <text:p>660.4198983753</text:p>
          </table:table-cell>
          <table:table-cell table:formula="of:=[.G44]*[.$A43]*(1/[.$I44])" office:value-type="float" office:value="214.024967066056" calcext:value-type="float">
            <text:p>214.0249670661</text:p>
          </table:table-cell>
          <table:table-cell/>
          <table:table-cell table:formula="of:=SUM([.C46:.G46])" office:value-type="float" office:value="348140" calcext:value-type="float">
            <text:p>34814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Number from straight scale:</text:p>
          </table:table-cell>
          <table:table-cell/>
          <table:table-cell office:value-type="float" office:value="83295.5" calcext:value-type="float">
            <text:p>83295.5</text:p>
          </table:table-cell>
          <table:table-cell office:value-type="float" office:value="194888" calcext:value-type="float">
            <text:p>194888</text:p>
          </table:table-cell>
          <table:table-cell office:value-type="float" office:value="6624.62" calcext:value-type="float">
            <text:p>6624.62</text:p>
          </table:table-cell>
          <table:table-cell office:value-type="float" office:value="446.105" calcext:value-type="float">
            <text:p>446.105</text:p>
          </table:table-cell>
          <table:table-cell office:value-type="float" office:value="62886" calcext:value-type="float">
            <text:p>6288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ale Factors</text:p>
          </table:table-cell>
          <table:table-cell/>
          <table:table-cell table:formula="of:=[.C48]/[.C46]" office:value-type="float" office:value="0.262673680860633" calcext:value-type="float">
            <text:p>0.2626736809</text:p>
          </table:table-cell>
          <table:table-cell table:formula="of:=[.D48]/[.D46]" office:value-type="float" office:value="11.2673440036024" calcext:value-type="float">
            <text:p>11.2673440036</text:p>
          </table:table-cell>
          <table:table-cell table:formula="of:=[.E48]/[.E46]" office:value-type="float" office:value="0.515035076986222" calcext:value-type="float">
            <text:p>0.515035077</text:p>
          </table:table-cell>
          <table:table-cell table:formula="of:=[.F48]/[.F46]" office:value-type="float" office:value="0.675486915366256" calcext:value-type="float">
            <text:p>0.6754869154</text:p>
          </table:table-cell>
          <table:table-cell table:formula="of:=[.G48]/[.G46]" office:value-type="float" office:value="293.82553289024" calcext:value-type="float">
            <text:p>293.825532890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 table:formula="of:=[.C48]*(1/[.C50])" office:value-type="float" office:value="317106.379775422" calcext:value-type="float">
            <text:p>317106.379775422</text:p>
          </table:table-cell>
          <table:table-cell table:style-name="Default" table:formula="of:=[.D48]*(1/[.D50])" office:value-type="float" office:value="17296.7116241139" calcext:value-type="float">
            <text:p>17296.7116241139</text:p>
          </table:table-cell>
          <table:table-cell table:style-name="Default" table:formula="of:=[.E48]*(1/[.E50])" office:value-type="float" office:value="12862.4637350229" calcext:value-type="float">
            <text:p>12862.4637350229</text:p>
          </table:table-cell>
          <table:table-cell table:style-name="Default" table:formula="of:=[.F48]*(1/[.F50])" office:value-type="float" office:value="660.419898375259" calcext:value-type="float">
            <text:p>660.4198983753</text:p>
          </table:table-cell>
          <table:table-cell table:style-name="Default" table:formula="of:=[.G48]*(1/[.G50])" office:value-type="float" office:value="214.024967066056" calcext:value-type="float">
            <text:p>214.0249670661</text:p>
          </table:table-cell>
          <table:table-cell table:style-name="Default"/>
          <table:table-cell table:style-name="Default" table:formula="of:=[.C52]+[.D52]+[.E52]+[.G52]" office:value-type="float" office:value="347479.580101625" calcext:value-type="float">
            <text:p>347479.5801016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09:56:06.226557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0:04:46.342150010</meta:creation-date>
    <dc:date>2016-11-29T16:55:28.855475338</dc:date>
    <meta:editing-duration>PT8H35M10S</meta:editing-duration>
    <meta:editing-cycles>6</meta:editing-cycles>
    <meta:generator>LibreOffice/5.1.4.2$Linux_X86_64 LibreOffice_project/10m0$Build-2</meta:generator>
    <meta:document-statistic meta:table-count="1" meta:cell-count="162" meta:object-count="0"/>
  </office:meta>
</office:document-meta>
</file>